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8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5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8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3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1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23:26:34.9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2-25T23:27:11.363000000</dc:date>
    <meta:editing-duration>P29DT20H40M10S</meta:editing-duration>
    <meta:editing-cycles>818</meta:editing-cycles>
    <meta:generator>LibreOffice/5.1.5.2$Windows_x86 LibreOffice_project/7a864d8825610a8c07cfc3bc01dd4fce6a9447e5</meta:generator>
    <dc:creator>James Petts</dc:creator>
    <meta:document-statistic meta:table-count="3" meta:cell-count="2961" meta:object-count="0"/>
  </office:meta>
</office:document-meta>
</file>